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reeSans1" svg:font-family="FreeSans" style:font-pitch="variable"/>
    <style:font-face style:name="Lohit Devanagari1" svg:font-family="'Lohit Devanagari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Der Elektronegativitätswert (EN-Wert) gibt an, wie stark ein gemeinsames bindendes Elektronenpaar zum jeweiligen Bindungspartner hin verschoben is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lektrische Struktur des Methanmoleküls</text:p>
          </draw:text-box>
        </draw:frame>
        <draw:frame presentation:style-name="pr5" draw:text-style-name="P1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Die positiven und negativen Ladungsschwerpunkte des Methanmoleküls befinden sich gemeinsam in der Mitte des Moleküls und gleichen sich aus.<text:line-break/>Damit ist das Methanmolekül nach außen hin elektrisch neutr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toffe, die sich gut mit Wasser mischen, nennt man hydrophil (griech., wasserliebend), während wasserabstoßende Stoffe als hydrophob (griech., wassermeidend) bezeichnet werden.</text:p>
              </text:list-item>
              <text:list-item>
                <text:p>Hydrophobe Stoffe sind meistens lipophil (griech., fettliebend), während hydrophile Stoffe oft lipophob (fett meidend) si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periment: Brennbarkeit von Alkan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ntzünde jeweils (!) 1-2 Tropfen (!) von Hexan, Octan und Dec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reeSans1" svg:font-family="FreeSans" style:font-pitch="variable"/>
    <style:font-face style:name="Lohit Devanagari1" svg:font-family="'Lohit Devanagari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Lohit Devanagari2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8:57:23.048419855</meta:creation-date>
    <dc:date>2021-04-28T21:33:11.539842404</dc:date>
    <meta:editing-duration>P1DT25M50S</meta:editing-duration>
    <meta:editing-cycles>3</meta:editing-cycles>
    <meta:generator>LibreOffice/6.4.7.2$Linux_X86_64 LibreOffice_project/40$Build-2</meta:generator>
    <meta:document-statistic meta:object-count="37"/>
  </office:meta>
</office:document-meta>
</file>